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27.31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78.51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23.78mm"/>
    </style:style>
    <style:style style:name="co12" style:family="table-column">
      <style:table-column-properties fo:break-before="auto" style:column-width="26.23mm"/>
    </style:style>
    <style:style style:name="co13" style:family="table-column">
      <style:table-column-properties fo:break-before="auto" style:column-width="63.25mm"/>
    </style:style>
    <style:style style:name="co14" style:family="table-column">
      <style:table-column-properties fo:break-before="auto" style:column-width="84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2" style:family="table-cell" style:parent-style-name="Default" style:data-style-name="N46"/>
    <style:style style:name="ce3" style:family="table-cell" style:parent-style-name="Default" style:data-style-name="N46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none" style:country-asian="none" style:font-style-asian="normal" style:font-weight-asian="normal" style:font-name-complex="Lohit Devanaga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6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TATES.USE_PROTOCOL_JAVA_EXPANDER_PARALLEL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8" table:default-cell-style-name="Default"/>
        <table:table-column table:style-name="co1" table:visibility="collapse" table:number-columns-repeated="2" table:default-cell-style-name="Default"/>
        <table:table-row table:style-name="ro1" table:number-rows-repeated="3">
          <table:table-cell table:number-columns-repeated="9"/>
          <table:table-cell table:style-name="Default" table:number-columns-repeated="4"/>
          <table:table-cell table:number-columns-repeated="37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tat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otal sdram</text:p>
          </table:table-cell>
          <table:table-cell office:value-type="string" calcext:value-type="string">
            <text:p>matrix sdram</text:p>
          </table:table-cell>
          <table:table-cell office:value-type="string" calcext:value-type="string">
            <text:p>expander sdram</text:p>
          </table:table-cell>
          <table:table-cell table:style-name="Default" office:value-type="string" calcext:value-type="string">
            <text:p>data extraction time</text:p>
          </table:table-cell>
          <table:table-cell table:style-name="Default" office:value-type="string" calcext:value-type="string">
            <text:p>generating dsg</text:p>
          </table:table-cell>
          <table:table-cell table:style-name="Default" office:value-type="string" calcext:value-type="string">
            <text:p>loading dse</text:p>
          </table:table-cell>
          <table:table-cell table:style-name="Default" office:value-type="string" calcext:value-type="string">
            <text:p>loading expander</text:p>
          </table:table-cell>
          <table:table-cell/>
          <table:table-cell office:value-type="string" calcext:value-type="string">
            <text:p>total_loading</text:p>
          </table:table-cell>
          <table:table-cell table:number-columns-repeated="20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aptop</text:p>
          </table:table-cell>
          <table:table-cell office:value-type="string" calcext:value-type="string">
            <text:p>STATES.USE_PROTOCOL_JAVA_EXPANDER_PARALLE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time" office:time-value="PT00H00M39.564867S" calcext:value-type="time">
            <text:p>00:00:39.56</text:p>
          </table:table-cell>
          <table:table-cell office:value-type="time" office:time-value="PT00H06M02.172932S" calcext:value-type="time">
            <text:p>00:06:02.17</text:p>
          </table:table-cell>
          <table:table-cell office:value-type="time" office:time-value="PT00H21M58.854595S" calcext:value-type="time">
            <text:p>00:21:58.85</text:p>
          </table:table-cell>
          <table:table-cell office:value-type="time" office:time-value="PT00H06M02.582986S" calcext:value-type="time">
            <text:p>00:06:02.58</text:p>
          </table:table-cell>
          <table:table-cell/>
          <table:table-cell table:style-name="ce2" table:formula="of:=SUM([.L6:.M6])" office:value-type="time" office:time-value="PT00H28M01.437581S" calcext:value-type="time">
            <text:p>00:28:01.44</text:p>
          </table:table-cell>
          <table:table-cell table:style-name="ce2" table:number-columns-repeated="2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8.227341S" calcext:value-type="time">
            <text:p>00:00:38.23</text:p>
          </table:table-cell>
          <table:table-cell office:value-type="time" office:time-value="PT00H06M05.031582S" calcext:value-type="time">
            <text:p>00:06:05.03</text:p>
          </table:table-cell>
          <table:table-cell office:value-type="time" office:time-value="PT00H20M05.65398S" calcext:value-type="time">
            <text:p>00:20:05.65</text:p>
          </table:table-cell>
          <table:table-cell office:value-type="time" office:time-value="PT00H06M02.404097S" calcext:value-type="time">
            <text:p>00:06:02.40</text:p>
          </table:table-cell>
          <table:table-cell/>
          <table:table-cell table:style-name="ce2" table:formula="of:=SUM([.L7:.M7])" office:value-type="time" office:time-value="PT00H26M08.058077S" calcext:value-type="time">
            <text:p>00:26:08.06</text:p>
          </table:table-cell>
          <table:table-cell office:value-type="string" calcext:value-type="string">
            <text:p>data loading average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6.641777S" calcext:value-type="time">
            <text:p>00:00:36.64</text:p>
          </table:table-cell>
          <table:table-cell office:value-type="time" office:time-value="PT00H05M49.044966S" calcext:value-type="time">
            <text:p>00:05:49.04</text:p>
          </table:table-cell>
          <table:table-cell office:value-type="time" office:time-value="PT00H22M54.716145S" calcext:value-type="time">
            <text:p>00:22:54.72</text:p>
          </table:table-cell>
          <table:table-cell office:value-type="time" office:time-value="PT00H06M02.525442S" calcext:value-type="time">
            <text:p>00:06:02.53</text:p>
          </table:table-cell>
          <table:table-cell/>
          <table:table-cell table:style-name="ce2" table:formula="of:=SUM([.L8:.M8])" office:value-type="time" office:time-value="PT00H28M57.241587S" calcext:value-type="time">
            <text:p>00:28:57.24</text:p>
          </table:table-cell>
          <table:table-cell table:style-name="ce2" table:formula="of:=AVERAGE([.L6:.L15])" office:value-type="time" office:time-value="PT00H18M57.0847882S" calcext:value-type="time">
            <text:p>00:18:57.08</text:p>
          </table:table-cell>
          <table:table-cell table:style-name="ce2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4.586375S" calcext:value-type="time">
            <text:p>00:00:34.59</text:p>
          </table:table-cell>
          <table:table-cell office:value-type="time" office:time-value="PT00H05M45.128372S" calcext:value-type="time">
            <text:p>00:05:45.13</text:p>
          </table:table-cell>
          <table:table-cell office:value-type="time" office:time-value="PT00H21M58.531893S" calcext:value-type="time">
            <text:p>00:21:58.53</text:p>
          </table:table-cell>
          <table:table-cell office:value-type="time" office:time-value="PT00H06M02.445071S" calcext:value-type="time">
            <text:p>00:06:02.45</text:p>
          </table:table-cell>
          <table:table-cell/>
          <table:table-cell table:style-name="ce2" table:formula="of:=SUM([.L9:.M9])" office:value-type="time" office:time-value="PT00H28M00.976964S" calcext:value-type="time">
            <text:p>00:28:00.98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4.972869S" calcext:value-type="time">
            <text:p>00:00:34.97</text:p>
          </table:table-cell>
          <table:table-cell office:value-type="time" office:time-value="PT00H05M54.454714S" calcext:value-type="time">
            <text:p>00:05:54.45</text:p>
          </table:table-cell>
          <table:table-cell office:value-type="time" office:time-value="PT00H22M27.323972S" calcext:value-type="time">
            <text:p>00:22:27.32</text:p>
          </table:table-cell>
          <table:table-cell office:value-type="time" office:time-value="PT00H06M02.385393S" calcext:value-type="time">
            <text:p>00:06:02.39</text:p>
          </table:table-cell>
          <table:table-cell/>
          <table:table-cell table:style-name="ce2" table:formula="of:=SUM([.L10:.M10])" office:value-type="time" office:time-value="PT00H28M29.709365S" calcext:value-type="time">
            <text:p>00:28:29.71</text:p>
          </table:table-cell>
          <table:table-cell table:style-name="ce2" office:value-type="string" calcext:value-type="string">
            <text:p>data extraction average</text:p>
          </table:table-cell>
          <table:table-cell table:style-name="ce2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time" office:time-value="PT00H00M35.188507S" calcext:value-type="time">
            <text:p>00:00:35.19</text:p>
          </table:table-cell>
          <table:table-cell table:style-name="ce3" office:value-type="time" office:time-value="PT00H06M22.922375S" calcext:value-type="time">
            <text:p>00:06:22.92</text:p>
          </table:table-cell>
          <table:table-cell table:style-name="ce3" office:value-type="time" office:time-value="PT00H17M21.699221S" calcext:value-type="time">
            <text:p>00:17:21.70</text:p>
          </table:table-cell>
          <table:table-cell table:style-name="ce3" office:value-type="time" office:time-value="PT00H06M03.0068S" calcext:value-type="time">
            <text:p>00:06:03.01</text:p>
          </table:table-cell>
          <table:table-cell/>
          <table:table-cell table:style-name="ce2" table:formula="of:=SUM([.L11:.M11])" office:value-type="time" office:time-value="PT00H23M24.706021S" calcext:value-type="time">
            <text:p>00:23:24.71</text:p>
          </table:table-cell>
          <table:table-cell table:style-name="ce2" table:formula="of:=AVERAGE([.J6:.J15])" office:value-type="time" office:time-value="PT00H00M36.1626106S" calcext:value-type="time">
            <text:p>00:00:36.16</text:p>
          </table:table-cell>
          <table:table-cell table:number-columns-repeated="2"/>
          <table:table-cell table:style-name="ce4"/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5.439272S" calcext:value-type="time">
            <text:p>00:00:35.44</text:p>
          </table:table-cell>
          <table:table-cell office:value-type="time" office:time-value="PT00H07M14.067438S" calcext:value-type="time">
            <text:p>00:07:14.07</text:p>
          </table:table-cell>
          <table:table-cell office:value-type="time" office:time-value="PT00H06M44.035512S" calcext:value-type="time">
            <text:p>00:06:44.04</text:p>
          </table:table-cell>
          <table:table-cell office:value-type="time" office:time-value="PT00H06M02.499269S" calcext:value-type="time">
            <text:p>00:06:02.50</text:p>
          </table:table-cell>
          <table:table-cell/>
          <table:table-cell table:style-name="ce2" table:formula="of:=SUM([.L12:.M12])" office:value-type="time" office:time-value="PT00H12M46.534781S" calcext:value-type="time">
            <text:p>00:12:46.53</text:p>
          </table:table-cell>
          <table:table-cell table:style-name="ce2" table:number-columns-repeated="2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4.566123S" calcext:value-type="time">
            <text:p>00:00:34.57</text:p>
          </table:table-cell>
          <table:table-cell office:value-type="time" office:time-value="PT00H06M52.38634S" calcext:value-type="time">
            <text:p>00:06:52.39</text:p>
          </table:table-cell>
          <table:table-cell office:value-type="time" office:time-value="PT00H17M20.698527S" calcext:value-type="time">
            <text:p>00:17:20.70</text:p>
          </table:table-cell>
          <table:table-cell office:value-type="time" office:time-value="PT00H06M02.506562S" calcext:value-type="time">
            <text:p>00:06:02.51</text:p>
          </table:table-cell>
          <table:table-cell/>
          <table:table-cell table:style-name="ce2" table:formula="of:=SUM([.L13:.M13])" office:value-type="time" office:time-value="PT00H23M23.205089S" calcext:value-type="time">
            <text:p>00:23:23.21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7.960062S" calcext:value-type="time">
            <text:p>00:00:37.96</text:p>
          </table:table-cell>
          <table:table-cell office:value-type="time" office:time-value="PT00H07M03.65503S" calcext:value-type="time">
            <text:p>00:07:03.66</text:p>
          </table:table-cell>
          <table:table-cell office:value-type="time" office:time-value="PT00H15M30.933577S" calcext:value-type="time">
            <text:p>00:15:30.93</text:p>
          </table:table-cell>
          <table:table-cell office:value-type="time" office:time-value="PT00H06M02.978983S" calcext:value-type="time">
            <text:p>00:06:02.98</text:p>
          </table:table-cell>
          <table:table-cell/>
          <table:table-cell table:style-name="ce2" table:formula="of:=SUM([.L14:.M14])" office:value-type="time" office:time-value="PT00H21M33.91256S" calcext:value-type="time">
            <text:p>00:21:33.91</text:p>
          </table:table-cell>
          <table:table-cell table:style-name="ce2"/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4.478913S" calcext:value-type="time">
            <text:p>00:00:34.48</text:p>
          </table:table-cell>
          <table:table-cell office:value-type="time" office:time-value="PT00H05M42.31656S" calcext:value-type="time">
            <text:p>00:05:42.32</text:p>
          </table:table-cell>
          <table:table-cell office:value-type="time" office:time-value="PT00H23M08.40046S" calcext:value-type="time">
            <text:p>00:23:08.40</text:p>
          </table:table-cell>
          <table:table-cell office:value-type="time" office:time-value="PT00H06M02.430284S" calcext:value-type="time">
            <text:p>00:06:02.43</text:p>
          </table:table-cell>
          <table:table-cell/>
          <table:table-cell table:style-name="ce2" table:formula="of:=SUM([.L15:.M15])" office:value-type="time" office:time-value="PT00H29M10.830744S" calcext:value-type="time">
            <text:p>00:29:10.83</text:p>
          </table:table-cell>
          <table:table-cell table:number-columns-repeated="35"/>
        </table:table-row>
        <table:table-row table:style-name="ro1">
          <table:table-cell table:number-columns-repeated="9"/>
          <table:table-cell table:style-name="Default" table:number-columns-repeated="4"/>
          <table:table-cell/>
          <table:table-cell table:style-name="ce2"/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server</text:p>
          </table:table-cell>
          <table:table-cell office:value-type="string" calcext:value-type="string">
            <text:p>STATES.USE_PROTOCOL_JAVA_EXPANDER_PARALLE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time" office:time-value="PT00H00M04.326608S" calcext:value-type="time">
            <text:p>00:00:04.33</text:p>
          </table:table-cell>
          <table:table-cell office:value-type="time" office:time-value="PT00H08M49.751481S" calcext:value-type="time">
            <text:p>00:08:49.75</text:p>
          </table:table-cell>
          <table:table-cell office:value-type="time" office:time-value="PT00H00M26.417006S" calcext:value-type="time">
            <text:p>00:00:26.42</text:p>
          </table:table-cell>
          <table:table-cell office:value-type="time" office:time-value="PT00H05M59.875939S" calcext:value-type="time">
            <text:p>00:05:59.88</text:p>
          </table:table-cell>
          <table:table-cell/>
          <table:table-cell table:style-name="ce2" table:formula="of:=SUM([.L17:.M17])" office:value-type="time" office:time-value="PT00H06M26.292945S" calcext:value-type="time">
            <text:p>00:06:26.29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381683S" calcext:value-type="time">
            <text:p>00:00:05.38</text:p>
          </table:table-cell>
          <table:table-cell office:value-type="time" office:time-value="PT00H09M00.890954S" calcext:value-type="time">
            <text:p>00:09:00.89</text:p>
          </table:table-cell>
          <table:table-cell office:value-type="time" office:time-value="PT00H00M34.031353S" calcext:value-type="time">
            <text:p>00:00:34.03</text:p>
          </table:table-cell>
          <table:table-cell office:value-type="time" office:time-value="PT00H05M59.964018S" calcext:value-type="time">
            <text:p>00:05:59.96</text:p>
          </table:table-cell>
          <table:table-cell/>
          <table:table-cell table:style-name="ce2" table:formula="of:=SUM([.L18:.M18])" office:value-type="time" office:time-value="PT00H06M33.995371S" calcext:value-type="time">
            <text:p>00:06:34.00</text:p>
          </table:table-cell>
          <table:table-cell table:style-name="ce2"/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561369S" calcext:value-type="time">
            <text:p>00:00:04.56</text:p>
          </table:table-cell>
          <table:table-cell office:value-type="time" office:time-value="PT00H09M04.361106S" calcext:value-type="time">
            <text:p>00:09:04.36</text:p>
          </table:table-cell>
          <table:table-cell office:value-type="time" office:time-value="PT00H00M29.464956S" calcext:value-type="time">
            <text:p>00:00:29.46</text:p>
          </table:table-cell>
          <table:table-cell office:value-type="time" office:time-value="PT00H06M00.006879S" calcext:value-type="time">
            <text:p>00:06:00.01</text:p>
          </table:table-cell>
          <table:table-cell/>
          <table:table-cell table:style-name="ce2" table:formula="of:=SUM([.L19:.M19])" office:value-type="time" office:time-value="PT00H06M29.471835S" calcext:value-type="time">
            <text:p>00:06:29.47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489932S" calcext:value-type="time">
            <text:p>00:00:04.49</text:p>
          </table:table-cell>
          <table:table-cell office:value-type="time" office:time-value="PT00H08M57.881442S" calcext:value-type="time">
            <text:p>00:08:57.88</text:p>
          </table:table-cell>
          <table:table-cell office:value-type="time" office:time-value="PT00H00M30.710757S" calcext:value-type="time">
            <text:p>00:00:30.71</text:p>
          </table:table-cell>
          <table:table-cell office:value-type="time" office:time-value="PT00H05M59.922046S" calcext:value-type="time">
            <text:p>00:05:59.92</text:p>
          </table:table-cell>
          <table:table-cell/>
          <table:table-cell table:style-name="ce2" table:formula="of:=SUM([.L20:.M20])" office:value-type="time" office:time-value="PT00H06M30.632803S" calcext:value-type="time">
            <text:p>00:06:30.63</text:p>
          </table:table-cell>
          <table:table-cell table:style-name="ce2"/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400541S" calcext:value-type="time">
            <text:p>00:00:04.40</text:p>
          </table:table-cell>
          <table:table-cell office:value-type="time" office:time-value="PT00H08M56.592298S" calcext:value-type="time">
            <text:p>00:08:56.59</text:p>
          </table:table-cell>
          <table:table-cell office:value-type="time" office:time-value="PT00H00M30.667957S" calcext:value-type="time">
            <text:p>00:00:30.67</text:p>
          </table:table-cell>
          <table:table-cell office:value-type="time" office:time-value="PT00H05M59.889392S" calcext:value-type="time">
            <text:p>00:05:59.89</text:p>
          </table:table-cell>
          <table:table-cell/>
          <table:table-cell table:style-name="ce2" table:formula="of:=SUM([.L21:.M21])" office:value-type="time" office:time-value="PT00H06M30.557349S" calcext:value-type="time">
            <text:p>00:06:30.56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579152S" calcext:value-type="time">
            <text:p>00:00:05.58</text:p>
          </table:table-cell>
          <table:table-cell office:value-type="time" office:time-value="PT00H08M54.768452S" calcext:value-type="time">
            <text:p>00:08:54.77</text:p>
          </table:table-cell>
          <table:table-cell office:value-type="time" office:time-value="PT00H00M34.57141S" calcext:value-type="time">
            <text:p>00:00:34.57</text:p>
          </table:table-cell>
          <table:table-cell office:value-type="time" office:time-value="PT00H05M59.884841S" calcext:value-type="time">
            <text:p>00:05:59.88</text:p>
          </table:table-cell>
          <table:table-cell/>
          <table:table-cell table:style-name="ce2" table:formula="of:=SUM([.L22:.M22])" office:value-type="time" office:time-value="PT00H06M34.456251S" calcext:value-type="time">
            <text:p>00:06:34.46</text:p>
          </table:table-cell>
          <table:table-cell table:style-name="ce2"/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563048S" calcext:value-type="time">
            <text:p>00:00:05.56</text:p>
          </table:table-cell>
          <table:table-cell office:value-type="time" office:time-value="PT00H09M02.754083S" calcext:value-type="time">
            <text:p>00:09:02.75</text:p>
          </table:table-cell>
          <table:table-cell office:value-type="time" office:time-value="PT00H00M32.897945S" calcext:value-type="time">
            <text:p>00:00:32.90</text:p>
          </table:table-cell>
          <table:table-cell office:value-type="time" office:time-value="PT00H05M59.927353S" calcext:value-type="time">
            <text:p>00:05:59.93</text:p>
          </table:table-cell>
          <table:table-cell/>
          <table:table-cell table:style-name="ce2" table:formula="of:=SUM([.L23:.M23])" office:value-type="time" office:time-value="PT00H06M32.825298S" calcext:value-type="time">
            <text:p>00:06:32.83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576379S" calcext:value-type="time">
            <text:p>00:00:04.58</text:p>
          </table:table-cell>
          <table:table-cell office:value-type="time" office:time-value="PT00H09M03.073997S" calcext:value-type="time">
            <text:p>00:09:03.07</text:p>
          </table:table-cell>
          <table:table-cell office:value-type="time" office:time-value="PT00H00M37.95715S" calcext:value-type="time">
            <text:p>00:00:37.96</text:p>
          </table:table-cell>
          <table:table-cell office:value-type="time" office:time-value="PT00H05M59.863793S" calcext:value-type="time">
            <text:p>00:05:59.86</text:p>
          </table:table-cell>
          <table:table-cell/>
          <table:table-cell table:style-name="ce2" table:formula="of:=SUM([.L24:.M24])" office:value-type="time" office:time-value="PT00H06M37.820943S" calcext:value-type="time">
            <text:p>00:06:37.82</text:p>
          </table:table-cell>
          <table:table-cell table:style-name="ce2"/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849432S" calcext:value-type="time">
            <text:p>00:00:05.85</text:p>
          </table:table-cell>
          <table:table-cell office:value-type="time" office:time-value="PT00H09M05.321012S" calcext:value-type="time">
            <text:p>00:09:05.32</text:p>
          </table:table-cell>
          <table:table-cell office:value-type="time" office:time-value="PT00H00M32.709968S" calcext:value-type="time">
            <text:p>00:00:32.71</text:p>
          </table:table-cell>
          <table:table-cell office:value-type="time" office:time-value="PT00H05M59.918769S" calcext:value-type="time">
            <text:p>00:05:59.92</text:p>
          </table:table-cell>
          <table:table-cell/>
          <table:table-cell table:style-name="ce2" table:formula="of:=SUM([.L25:.M25])" office:value-type="time" office:time-value="PT00H06M32.628737S" calcext:value-type="time">
            <text:p>00:06:32.63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801444S" calcext:value-type="time">
            <text:p>00:00:04.80</text:p>
          </table:table-cell>
          <table:table-cell office:value-type="time" office:time-value="PT00H08M59.328562S" calcext:value-type="time">
            <text:p>00:08:59.33</text:p>
          </table:table-cell>
          <table:table-cell office:value-type="time" office:time-value="PT00H00M28.79468S" calcext:value-type="time">
            <text:p>00:00:28.79</text:p>
          </table:table-cell>
          <table:table-cell office:value-type="time" office:time-value="PT00H05M59.911603S" calcext:value-type="time">
            <text:p>00:05:59.91</text:p>
          </table:table-cell>
          <table:table-cell/>
          <table:table-cell table:style-name="ce2" table:formula="of:=SUM([.L26:.M26])" office:value-type="time" office:time-value="PT00H06M28.706283S" calcext:value-type="time">
            <text:p>00:06:28.71</text:p>
          </table:table-cell>
          <table:table-cell table:style-name="ce2"/>
          <table:table-cell table:number-columns-repeated="34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stat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otal sdram</text:p>
          </table:table-cell>
          <table:table-cell office:value-type="string" calcext:value-type="string">
            <text:p>matrix sdram</text:p>
          </table:table-cell>
          <table:table-cell office:value-type="string" calcext:value-type="string">
            <text:p>expander sdram</text:p>
          </table:table-cell>
          <table:table-cell table:style-name="Default" office:value-type="string" calcext:value-type="string">
            <text:p>data extraction time</text:p>
          </table:table-cell>
          <table:table-cell table:style-name="Default" office:value-type="string" calcext:value-type="string">
            <text:p>generating dsg</text:p>
          </table:table-cell>
          <table:table-cell table:style-name="Default" office:value-type="string" calcext:value-type="string">
            <text:p>loading dse</text:p>
          </table:table-cell>
          <table:table-cell table:style-name="Default" office:value-type="string" calcext:value-type="string">
            <text:p>loading expander</text:p>
          </table:table-cell>
          <table:table-cell office:value-type="string" calcext:value-type="string">
            <text:p>data extracted</text:p>
          </table:table-cell>
          <table:table-cell office:value-type="string" calcext:value-type="string">
            <text:p>io</text:p>
          </table:table-cell>
          <table:table-cell/>
          <table:table-cell table:formula="of:=9.299" office:value-type="float" office:value="9.299" calcext:value-type="float">
            <text:p>9.299</text:p>
          </table:table-cell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server take 2</text:p>
          </table:table-cell>
          <table:table-cell office:value-type="string" calcext:value-type="string">
            <text:p>STATES.USE_PROTOCOL_JAVA_EXPANDER_PARALLEL</text:p>
          </table:table-cell>
          <table:table-cell office:value-type="float" office:value="0" calcext:value-type="float">
            <text:p>0</text:p>
          </table:table-cell>
          <table:table-cell office:value-type="float" office:value="32657792" calcext:value-type="float">
            <text:p>3265779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time" office:time-value="PT00H00M09.355926S" calcext:value-type="time">
            <text:p>00:00:09.36</text:p>
          </table:table-cell>
          <table:table-cell office:value-type="time" office:time-value="PT00H08M54.141771S" calcext:value-type="time">
            <text:p>00:08:54.14</text:p>
          </table:table-cell>
          <table:table-cell office:value-type="time" office:time-value="PT00H00M25.831228S" calcext:value-type="time">
            <text:p>00:00:25.83</text:p>
          </table:table-cell>
          <table:table-cell office:value-type="time" office:time-value="PT00H06M03.61327S" calcext:value-type="time">
            <text:p>00:06:03.61</text:p>
          </table:table-cell>
          <table:table-cell office:value-type="float" office:value="0" calcext:value-type="float">
            <text:p>0</text:p>
          </table:table-cell>
          <table:table-cell office:value-type="float" office:value="19.724507648" calcext:value-type="float">
            <text:p>19.724507648</text:p>
          </table:table-cell>
          <table:table-cell table:formula="of:=(([.G30]*8)/1024/1024) /[.O30]" office:value-type="float" office:value="12.631959394574" calcext:value-type="float">
            <text:p>12.631959394574</text:p>
          </table:table-cell>
          <table:table-cell table:style-name="ce13" table:formula="of:=([.Q29]*8) /9" office:value-type="float" office:value="8.26577777777778" calcext:value-type="float">
            <text:p>8.26577777777778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1" calcext:value-type="float">
            <text:p>1</text:p>
          </table:table-cell>
          <table:table-cell office:value-type="float" office:value="32657792" calcext:value-type="float">
            <text:p>3265779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time" office:time-value="PT00H00M13.67082S" calcext:value-type="time">
            <text:p>00:00:13.67</text:p>
          </table:table-cell>
          <table:table-cell office:value-type="time" office:time-value="PT00H09M11.639939S" calcext:value-type="time">
            <text:p>00:09:11.64</text:p>
          </table:table-cell>
          <table:table-cell office:value-type="time" office:time-value="PT00H00M26.69817S" calcext:value-type="time">
            <text:p>00:00:26.70</text:p>
          </table:table-cell>
          <table:table-cell office:value-type="time" office:time-value="PT00H06M03.520897S" calcext:value-type="time">
            <text:p>00:06:03.52</text:p>
          </table:table-cell>
          <table:table-cell office:value-type="float" office:value="0" calcext:value-type="float">
            <text:p>0</text:p>
          </table:table-cell>
          <table:table-cell office:value-type="float" office:value="15.243653514" calcext:value-type="float">
            <text:p>15.243653514</text:p>
          </table:table-cell>
          <table:table-cell table:formula="of:=(([.G31]*8)/1024/1024) /[.O31]" office:value-type="float" office:value="16.3451090946582" calcext:value-type="float">
            <text:p>16.3451090946582</text:p>
          </table:table-cell>
          <table:table-cell table:style-name="ce13" table:formula="of:=([.Q29]*8)/9" office:value-type="float" office:value="8.26577777777778" calcext:value-type="float">
            <text:p>8.26577777777778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2" calcext:value-type="float">
            <text:p>2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time" office:time-value="PT00H00M11.262196S" calcext:value-type="time">
            <text:p>00:00:11.26</text:p>
          </table:table-cell>
          <table:table-cell office:value-type="time" office:time-value="PT00H09M12.717721S" calcext:value-type="time">
            <text:p>00:09:12.72</text:p>
          </table:table-cell>
          <table:table-cell office:value-type="time" office:time-value="PT00H00M27.119921S" calcext:value-type="time">
            <text:p>00:00:27.12</text:p>
          </table:table-cell>
          <table:table-cell office:value-type="time" office:time-value="PT00H06M03.593284S" calcext:value-type="time">
            <text:p>00:06:03.59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7.558719384" calcext:value-type="float">
            <text:p>17.558719384</text:p>
          </table:table-cell>
          <table:table-cell table:formula="of:=(([.G32]*8)/1024/1024) /[.O32]" office:value-type="float" office:value="14.1900541969217" calcext:value-type="float">
            <text:p>14.1900541969217</text:p>
          </table:table-cell>
          <table:table-cell table:style-name="ce13" table:formula="of:=([.Q30]*8)/9" office:value-type="float" office:value="7.34735802469136" calcext:value-type="float">
            <text:p>7.34735802469136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3" calcext:value-type="float">
            <text:p>3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time" office:time-value="PT00H00M13.686444S" calcext:value-type="time">
            <text:p>00:00:13.69</text:p>
          </table:table-cell>
          <table:table-cell office:value-type="time" office:time-value="PT00H09M08.486439S" calcext:value-type="time">
            <text:p>00:09:08.49</text:p>
          </table:table-cell>
          <table:table-cell office:value-type="time" office:time-value="PT00H00M37.702794S" calcext:value-type="time">
            <text:p>00:00:37.70</text:p>
          </table:table-cell>
          <table:table-cell office:value-type="time" office:time-value="PT00H06M03.596739S" calcext:value-type="time">
            <text:p>00:06:03.6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1.489577163" calcext:value-type="float">
            <text:p>21.489577163</text:p>
          </table:table-cell>
          <table:table-cell table:formula="of:=(([.G33]*8)/1024/1024) /[.O33]" office:value-type="float" office:value="11.5944198342112" calcext:value-type="float">
            <text:p>11.5944198342112</text:p>
          </table:table-cell>
          <table:table-cell table:style-name="ce13" table:formula="of:=([.Q31]*8)/9" office:value-type="float" office:value="7.34735802469136" calcext:value-type="float">
            <text:p>7.34735802469136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4" calcext:value-type="float">
            <text:p>4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time" office:time-value="PT00H00M13.373837S" calcext:value-type="time">
            <text:p>00:00:13.37</text:p>
          </table:table-cell>
          <table:table-cell office:value-type="time" office:time-value="PT00H09M04.059164S" calcext:value-type="time">
            <text:p>00:09:04.06</text:p>
          </table:table-cell>
          <table:table-cell office:value-type="time" office:time-value="PT00H00M29.39761S" calcext:value-type="time">
            <text:p>00:00:29.40</text:p>
          </table:table-cell>
          <table:table-cell office:value-type="time" office:time-value="PT00H06M03.493447S" calcext:value-type="time">
            <text:p>00:06:03.49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3.262543014" calcext:value-type="float">
            <text:p>23.262543014</text:p>
          </table:table-cell>
          <table:table-cell table:formula="of:=(([.G34]*8)/1024/1024) /[.O34]" office:value-type="float" office:value="10.7107455765928" calcext:value-type="float">
            <text:p>10.7107455765928</text:p>
          </table:table-cell>
          <table:table-cell table:style-name="ce13" table:formula="of:=([.Q32]*8)/9" office:value-type="float" office:value="6.53098491083676" calcext:value-type="float">
            <text:p>6.53098491083676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5" calcext:value-type="float">
            <text:p>5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time" office:time-value="PT00H00M09.385913S" calcext:value-type="time">
            <text:p>00:00:09.39</text:p>
          </table:table-cell>
          <table:table-cell office:value-type="time" office:time-value="PT00H09M23.636211S" calcext:value-type="time">
            <text:p>00:09:23.64</text:p>
          </table:table-cell>
          <table:table-cell office:value-type="time" office:time-value="PT00H00M25.383537S" calcext:value-type="time">
            <text:p>00:00:25.38</text:p>
          </table:table-cell>
          <table:table-cell office:value-type="time" office:time-value="PT00H06M04.586675S" calcext:value-type="time">
            <text:p>00:06:04.59</text:p>
          </table:table-cell>
          <table:table-cell office:value-type="float" office:value="0" calcext:value-type="float">
            <text:p>0</text:p>
          </table:table-cell>
          <table:table-cell office:value-type="float" office:value="19.244302318" calcext:value-type="float">
            <text:p>19.244302318</text:p>
          </table:table-cell>
          <table:table-cell table:formula="of:=(([.G35]*8)/1024/1024) /[.O35]" office:value-type="float" office:value="12.9471661570423" calcext:value-type="float">
            <text:p>12.9471661570423</text:p>
          </table:table-cell>
          <table:table-cell table:style-name="ce13" table:formula="of:=([.Q33]*8)/9" office:value-type="float" office:value="6.53098491083676" calcext:value-type="float">
            <text:p>6.53098491083676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6" calcext:value-type="float">
            <text:p>6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time" office:time-value="PT00H00M12.066388S" calcext:value-type="time">
            <text:p>00:00:12.07</text:p>
          </table:table-cell>
          <table:table-cell office:value-type="time" office:time-value="PT00H09M04.992206S" calcext:value-type="time">
            <text:p>00:09:04.99</text:p>
          </table:table-cell>
          <table:table-cell office:value-type="time" office:time-value="PT00H00M38.92739S" calcext:value-type="time">
            <text:p>00:00:38.93</text:p>
          </table:table-cell>
          <table:table-cell office:value-type="time" office:time-value="PT00H06M03.589523S" calcext:value-type="time">
            <text:p>00:06:03.59</text:p>
          </table:table-cell>
          <table:table-cell office:value-type="float" office:value="0" calcext:value-type="float">
            <text:p>0</text:p>
          </table:table-cell>
          <table:table-cell office:value-type="float" office:value="13.402875619" calcext:value-type="float">
            <text:p>13.402875619</text:p>
          </table:table-cell>
          <table:table-cell table:formula="of:=(([.G36]*8)/1024/1024) /[.O36]" office:value-type="float" office:value="18.5899792529814" calcext:value-type="float">
            <text:p>18.5899792529814</text:p>
          </table:table-cell>
          <table:table-cell table:style-name="ce13" table:formula="of:=([.Q34]*8)/9" office:value-type="float" office:value="5.80531992074379" calcext:value-type="float">
            <text:p>5.80531992074379</text:p>
          </table:table-cell>
          <table:table-cell table:number-columns-repeated="33"/>
        </table:table-row>
        <table:table-row table:style-name="ro1">
          <table:table-cell table:number-columns-repeated="16"/>
          <table:table-cell table:style-name="ce13"/>
          <table:table-cell table:number-columns-repeated="33"/>
        </table:table-row>
        <table:table-row table:style-name="ro1">
          <table:table-cell table:number-columns-repeated="14"/>
          <table:table-cell table:style-name="ce11"/>
          <table:table-cell/>
          <table:table-cell table:style-name="ce13"/>
          <table:table-cell table:number-columns-repeated="33"/>
        </table:table-row>
        <table:table-row table:style-name="ro1">
          <table:table-cell table:number-columns-repeated="14"/>
          <table:table-cell table:style-name="ce2"/>
          <table:table-cell/>
          <table:table-cell table:style-name="ce13"/>
          <table:table-cell table:number-columns-repeated="33"/>
        </table:table-row>
        <table:table-row table:style-name="ro1">
          <table:table-cell table:number-columns-repeated="9"/>
          <table:table-cell table:style-name="Default" table:number-columns-repeated="4"/>
          <table:table-cell office:value-type="string" calcext:value-type="string">
            <text:p>average</text:p>
          </table:table-cell>
          <table:table-cell table:formula="of:=AVERAGE([.O30:.O39])" office:value-type="float" office:value="18.5608826657143" calcext:value-type="float">
            <text:p>18.5608826657143</text:p>
          </table:table-cell>
          <table:table-cell table:formula="of:=AVERAGE([.P30:.P39])" office:value-type="float" office:value="13.8584905009974" calcext:value-type="float">
            <text:p>13.8584905009974</text:p>
          </table:table-cell>
          <table:table-cell table:formula="of:=AVERAGE([.Q30:.Q39])" office:value-type="float" office:value="7.15622304962223" calcext:value-type="float">
            <text:p>7.15622304962223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string" calcext:value-type="string">
            <text:p>dse</text:p>
          </table:table-cell>
          <table:table-cell office:value-type="string" calcext:value-type="string">
            <text:p>expander</text:p>
          </table:table-cell>
          <table:table-cell table:style-name="ce2" office:value-type="string" calcext:value-type="string">
            <text:p>data extracted</text:p>
          </table:table-cell>
          <table:table-cell office:value-type="string" calcext:value-type="string">
            <text:p>io seconds</text:p>
          </table:table-cell>
          <table:table-cell/>
          <table:table-cell table:style-name="ce13"/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laptop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ce13"/>
          <table:table-cell table:number-columns-repeated="33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8"/>
          <table:table-cell table:style-name="ce2"/>
          <table:table-cell table:number-columns-repeated="2"/>
          <table:table-cell table:style-name="ce13"/>
          <table:table-cell table:number-columns-repeated="33"/>
        </table:table-row>
        <table:table-row table:style-name="ro1" table:number-rows-repeated="6">
          <table:table-cell table:number-columns-repeated="4"/>
          <table:table-cell table:style-name="ce1"/>
          <table:table-cell table:number-columns-repeated="4"/>
          <table:table-cell table:style-name="ce8" table:number-columns-repeated="4"/>
          <table:table-cell table:style-name="ce2"/>
          <table:table-cell table:number-columns-repeated="2"/>
          <table:table-cell table:style-name="ce13"/>
          <table:table-cell table:number-columns-repeated="33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4"/>
          <table:table-cell table:style-name="ce8" table:number-columns-repeated="4"/>
          <table:table-cell table:style-name="ce1"/>
          <table:table-cell table:style-name="ce2"/>
          <table:table-cell table:number-columns-repeated="35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37"/>
        </table:table-row>
        <table:table-row table:style-name="ro1" table:number-rows-repeated="9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STATES.USE_PROTOCOL_JAVA_EXPANDER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ce2"/>
        <table:table-column table:style-name="co12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 table:number-rows-repeated="2">
          <table:table-cell table:number-columns-repeated="8"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otal sdram</text:p>
          </table:table-cell>
          <table:table-cell office:value-type="string" calcext:value-type="string">
            <text:p>matrix sdram</text:p>
          </table:table-cell>
          <table:table-cell office:value-type="string" calcext:value-type="string">
            <text:p>expander sdram</text:p>
          </table:table-cell>
          <table:table-cell table:style-name="Default" office:value-type="string" calcext:value-type="string">
            <text:p>data extraction time</text:p>
          </table:table-cell>
          <table:table-cell table:style-name="Default" office:value-type="string" calcext:value-type="string">
            <text:p>generating dsg</text:p>
          </table:table-cell>
          <table:table-cell table:style-name="Default" office:value-type="string" calcext:value-type="string">
            <text:p>loading dse</text:p>
          </table:table-cell>
          <table:table-cell table:style-name="Default" office:value-type="string" calcext:value-type="string">
            <text:p>loading expander</text:p>
          </table:table-cell>
          <table:table-cell/>
          <table:table-cell table:style-name="Default" office:value-type="string" calcext:value-type="string">
            <text:p>total_load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STATES.USE_PROTOCOL_JAVA_EXPAND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time" office:time-value="PT00H00M04.790306S" calcext:value-type="time">
            <text:p>00:00:04.79</text:p>
          </table:table-cell>
          <table:table-cell office:value-type="time" office:time-value="PT00H09M07.836128S" calcext:value-type="time">
            <text:p>00:09:07.84</text:p>
          </table:table-cell>
          <table:table-cell office:value-type="time" office:time-value="PT00H00M23.021411S" calcext:value-type="time">
            <text:p>00:00:23.02</text:p>
          </table:table-cell>
          <table:table-cell office:value-type="time" office:time-value="PT00H05M59.950907S" calcext:value-type="time">
            <text:p>00:05:59.95</text:p>
          </table:table-cell>
          <table:table-cell/>
          <table:table-cell table:formula="of:=SUM([.K4:.L4])" office:value-type="time" office:time-value="PT00H06M22.972318S" calcext:value-type="time">
            <text:p>00:06:22.97</text:p>
          </table:table-cell>
          <table:table-cell table:style-name="ce2" table:formula="of:=AVERAGE([.N4:.N13])" office:value-type="time" office:time-value="PT00H06M33.0785911S" calcext:value-type="time">
            <text:p>00:06:33.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6.845937S" calcext:value-type="time">
            <text:p>00:00:06.85</text:p>
          </table:table-cell>
          <table:table-cell office:value-type="time" office:time-value="PT00H09M14.493431S" calcext:value-type="time">
            <text:p>00:09:14.49</text:p>
          </table:table-cell>
          <table:table-cell office:value-type="time" office:time-value="PT00H00M29.582663S" calcext:value-type="time">
            <text:p>00:00:29.58</text:p>
          </table:table-cell>
          <table:table-cell office:value-type="time" office:time-value="PT00H05M59.961093S" calcext:value-type="time">
            <text:p>00:05:59.96</text:p>
          </table:table-cell>
          <table:table-cell/>
          <table:table-cell table:formula="of:=SUM([.K5:.L5])" office:value-type="time" office:time-value="PT00H06M29.543756S" calcext:value-type="time">
            <text:p>00:06:29.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864119S" calcext:value-type="time">
            <text:p>00:00:05.86</text:p>
          </table:table-cell>
          <table:table-cell office:value-type="time" office:time-value="PT00H09M09.796466S" calcext:value-type="time">
            <text:p>00:09:09.80</text:p>
          </table:table-cell>
          <table:table-cell office:value-type="time" office:time-value="PT00H00M31.307325S" calcext:value-type="time">
            <text:p>00:00:31.31</text:p>
          </table:table-cell>
          <table:table-cell office:value-type="time" office:time-value="PT00H05M59.95019S" calcext:value-type="time">
            <text:p>00:05:59.95</text:p>
          </table:table-cell>
          <table:table-cell/>
          <table:table-cell table:formula="of:=SUM([.K6:.L6])" office:value-type="time" office:time-value="PT00H06M31.257515S" calcext:value-type="time">
            <text:p>00:06:31.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3.731641S" calcext:value-type="time">
            <text:p>00:00:03.73</text:p>
          </table:table-cell>
          <table:table-cell office:value-type="time" office:time-value="PT00H09M19.410894S" calcext:value-type="time">
            <text:p>00:09:19.41</text:p>
          </table:table-cell>
          <table:table-cell office:value-type="time" office:time-value="PT00H00M45.064536S" calcext:value-type="time">
            <text:p>00:00:45.06</text:p>
          </table:table-cell>
          <table:table-cell office:value-type="time" office:time-value="PT00H05M59.942701S" calcext:value-type="time">
            <text:p>00:05:59.94</text:p>
          </table:table-cell>
          <table:table-cell/>
          <table:table-cell table:formula="of:=SUM([.K7:.L7])" office:value-type="time" office:time-value="PT00H06M45.007237S" calcext:value-type="time">
            <text:p>00:06:45.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832798S" calcext:value-type="time">
            <text:p>00:00:04.83</text:p>
          </table:table-cell>
          <table:table-cell office:value-type="time" office:time-value="PT00H09M12.985755S" calcext:value-type="time">
            <text:p>00:09:12.99</text:p>
          </table:table-cell>
          <table:table-cell office:value-type="time" office:time-value="PT00H00M29.711407S" calcext:value-type="time">
            <text:p>00:00:29.71</text:p>
          </table:table-cell>
          <table:table-cell office:value-type="time" office:time-value="PT00H05M59.956161S" calcext:value-type="time">
            <text:p>00:05:59.96</text:p>
          </table:table-cell>
          <table:table-cell/>
          <table:table-cell table:formula="of:=SUM([.K8:.L8])" office:value-type="time" office:time-value="PT00H06M29.667568S" calcext:value-type="time">
            <text:p>00:06:29.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887052S" calcext:value-type="time">
            <text:p>00:00:05.89</text:p>
          </table:table-cell>
          <table:table-cell office:value-type="time" office:time-value="PT00H09M08.833322S" calcext:value-type="time">
            <text:p>00:09:08.83</text:p>
          </table:table-cell>
          <table:table-cell office:value-type="time" office:time-value="PT00H00M30.607104S" calcext:value-type="time">
            <text:p>00:00:30.61</text:p>
          </table:table-cell>
          <table:table-cell office:value-type="time" office:time-value="PT00H05M59.883841S" calcext:value-type="time">
            <text:p>00:05:59.88</text:p>
          </table:table-cell>
          <table:table-cell/>
          <table:table-cell table:formula="of:=SUM([.K9:.L9])" office:value-type="time" office:time-value="PT00H06M30.490945S" calcext:value-type="time">
            <text:p>00:06:30.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941831S" calcext:value-type="time">
            <text:p>00:00:04.94</text:p>
          </table:table-cell>
          <table:table-cell office:value-type="time" office:time-value="PT00H09M11.216203S" calcext:value-type="time">
            <text:p>00:09:11.22</text:p>
          </table:table-cell>
          <table:table-cell office:value-type="time" office:time-value="PT00H00M28.539098S" calcext:value-type="time">
            <text:p>00:00:28.54</text:p>
          </table:table-cell>
          <table:table-cell office:value-type="time" office:time-value="PT00H05M59.899668S" calcext:value-type="time">
            <text:p>00:05:59.90</text:p>
          </table:table-cell>
          <table:table-cell/>
          <table:table-cell table:formula="of:=SUM([.K10:.L10])" office:value-type="time" office:time-value="PT00H06M28.438766S" calcext:value-type="time">
            <text:p>00:06:28.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6.065766S" calcext:value-type="time">
            <text:p>00:00:06.07</text:p>
          </table:table-cell>
          <table:table-cell office:value-type="time" office:time-value="PT00H10M43.022858S" calcext:value-type="time">
            <text:p>00:10:43.02</text:p>
          </table:table-cell>
          <table:table-cell office:value-type="time" office:time-value="PT00H00M42.698153S" calcext:value-type="time">
            <text:p>00:00:42.70</text:p>
          </table:table-cell>
          <table:table-cell office:value-type="time" office:time-value="PT00H05M59.92799S" calcext:value-type="time">
            <text:p>00:05:59.93</text:p>
          </table:table-cell>
          <table:table-cell/>
          <table:table-cell table:formula="of:=SUM([.K11:.L11])" office:value-type="time" office:time-value="PT00H06M42.626143S" calcext:value-type="time">
            <text:p>00:06:42.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6.017393S" calcext:value-type="time">
            <text:p>00:00:06.02</text:p>
          </table:table-cell>
          <table:table-cell office:value-type="time" office:time-value="PT00H09M15.523752S" calcext:value-type="time">
            <text:p>00:09:15.52</text:p>
          </table:table-cell>
          <table:table-cell office:value-type="time" office:time-value="PT00H00M36.855382S" calcext:value-type="time">
            <text:p>00:00:36.86</text:p>
          </table:table-cell>
          <table:table-cell office:value-type="time" office:time-value="PT00H05M59.916373S" calcext:value-type="time">
            <text:p>00:05:59.92</text:p>
          </table:table-cell>
          <table:table-cell/>
          <table:table-cell table:formula="of:=SUM([.K12:.L12])" office:value-type="time" office:time-value="PT00H06M36.771755S" calcext:value-type="time">
            <text:p>00:06:36.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6.16739S" calcext:value-type="time">
            <text:p>00:00:06.17</text:p>
          </table:table-cell>
          <table:table-cell office:value-type="time" office:time-value="PT00H09M15.541246S" calcext:value-type="time">
            <text:p>00:09:15.54</text:p>
          </table:table-cell>
          <table:table-cell office:value-type="time" office:time-value="PT00H00M34.153532S" calcext:value-type="time">
            <text:p>00:00:34.15</text:p>
          </table:table-cell>
          <table:table-cell office:value-type="time" office:time-value="PT00H05M59.856376S" calcext:value-type="time">
            <text:p>00:05:59.86</text:p>
          </table:table-cell>
          <table:table-cell/>
          <table:table-cell table:formula="of:=SUM([.K13:.L13])" office:value-type="time" office:time-value="PT00H06M34.009908S" calcext:value-type="time">
            <text:p>00:06:34.0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rver take 2</text:p>
          </table:table-cell>
          <table:table-cell table:style-name="ce1" office:value-type="string" calcext:value-type="string">
            <text:p>STATES.USE_PROTOCOL_JAVA_EXPANDER</text:p>
          </table:table-cell>
          <table:table-cell office:value-type="float" office:value="0" calcext:value-type="float">
            <text:p>0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time" office:time-value="PT00H00M07.378701S" calcext:value-type="time">
            <text:p>00:00:07.38</text:p>
          </table:table-cell>
          <table:table-cell office:value-type="time" office:time-value="PT00H08M41.933182S" calcext:value-type="time">
            <text:p>00:08:41.93</text:p>
          </table:table-cell>
          <table:table-cell office:value-type="time" office:time-value="PT00H00M35.460479S" calcext:value-type="time">
            <text:p>00:00:35.46</text:p>
          </table:table-cell>
          <table:table-cell office:value-type="time" office:time-value="PT00H05M59.911512S" calcext:value-type="time">
            <text:p>00:05:59.9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74.489253196" calcext:value-type="float">
            <text:p>74.489253196</text:p>
          </table:table-cell>
          <table:table-cell table:formula="of:=[.N15]/60" office:value-type="float" office:value="1.24148755326667" calcext:value-type="float">
            <text:p>1.24148755326667</text:p>
          </table:table-cell>
          <table:table-cell table:formula="of:=[.F15]/1024/1024" office:value-type="float" office:value="31.1448974609375" calcext:value-type="float">
            <text:p>31.1448974609375</text:p>
          </table:table-cell>
          <table:table-cell table:formula="of:=[.P15]/[.N15]" office:value-type="float" office:value="0.41811262866319" calcext:value-type="float">
            <text:p>0.41811262866319</text:p>
          </table:table-cell>
          <table:table-cell table:formula="of:=[.P15]/35" office:value-type="float" office:value="0.889854213169643" calcext:value-type="float">
            <text:p>0.8898542131696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1" calcext:value-type="float">
            <text:p>1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time" office:time-value="PT00H00M05.582528S" calcext:value-type="time">
            <text:p>00:00:05.58</text:p>
          </table:table-cell>
          <table:table-cell office:value-type="time" office:time-value="PT00H08M54.607054S" calcext:value-type="time">
            <text:p>00:08:54.61</text:p>
          </table:table-cell>
          <table:table-cell office:value-type="time" office:time-value="PT00H00M41.460045S" calcext:value-type="time">
            <text:p>00:00:41.46</text:p>
          </table:table-cell>
          <table:table-cell office:value-type="time" office:time-value="PT00H05M59.902488S" calcext:value-type="time">
            <text:p>00:05:59.9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83.848382844" calcext:value-type="float">
            <text:p>83.848382844</text:p>
          </table:table-cell>
          <table:table-cell table:formula="of:=[.N16]/60" office:value-type="float" office:value="1.3974730474" calcext:value-type="float">
            <text:p>1.3974730474</text:p>
          </table:table-cell>
          <table:table-cell table:formula="of:=[.F16]/1024/1024" office:value-type="float" office:value="31.1448974609375" calcext:value-type="float">
            <text:p>31.1448974609375</text:p>
          </table:table-cell>
          <table:table-cell table:formula="of:=[.P16]/[.N16]" office:value-type="float" office:value="0.371443030915487" calcext:value-type="float">
            <text:p>0.371443030915487</text:p>
          </table:table-cell>
          <table:table-cell table:formula="of:=[.P16]/41" office:value-type="float" office:value="0.75963164538872" calcext:value-type="float">
            <text:p>0.759631645388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2" calcext:value-type="float">
            <text:p>2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time" office:time-value="PT00H00M05.466002S" calcext:value-type="time">
            <text:p>00:00:05.47</text:p>
          </table:table-cell>
          <table:table-cell office:value-type="time" office:time-value="PT00H08M56.530791S" calcext:value-type="time">
            <text:p>00:08:56.53</text:p>
          </table:table-cell>
          <table:table-cell office:value-type="time" office:time-value="PT00H00M39.745828S" calcext:value-type="time">
            <text:p>00:00:39.75</text:p>
          </table:table-cell>
          <table:table-cell office:value-type="time" office:time-value="PT00H06M00.036451S" calcext:value-type="time">
            <text:p>00:06:00.04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92.201159982" calcext:value-type="float">
            <text:p>92.201159982</text:p>
          </table:table-cell>
          <table:table-cell table:formula="of:=[.N17]/60" office:value-type="float" office:value="1.5366859997" calcext:value-type="float">
            <text:p>1.5366859997</text:p>
          </table:table-cell>
          <table:table-cell table:formula="of:=[.F17]/1024/1024" office:value-type="float" office:value="31.1448974609375" calcext:value-type="float">
            <text:p>31.1448974609375</text:p>
          </table:table-cell>
          <table:table-cell table:formula="of:=[.P17]/[.N17]" office:value-type="float" office:value="0.337792902681677" calcext:value-type="float">
            <text:p>0.337792902681677</text:p>
          </table:table-cell>
          <table:table-cell table:formula="of:=[.P17]/39" office:value-type="float" office:value="0.798587114383013" calcext:value-type="float">
            <text:p>0.798587114383013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string" calcext:value-type="string">
            <text:p>3084/1024</text:p>
          </table:table-cell>
        </table:table-row>
      </table:table>
      <table:table table:name="STATES.USE_PROTOCOL_PYTHON" table:style-name="ta1"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 table:number-rows-repeated="3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otal sdram</text:p>
          </table:table-cell>
          <table:table-cell office:value-type="string" calcext:value-type="string">
            <text:p>matrix sdram</text:p>
          </table:table-cell>
          <table:table-cell office:value-type="string" calcext:value-type="string">
            <text:p>expander sdram</text:p>
          </table:table-cell>
          <table:table-cell office:value-type="string" calcext:value-type="string">
            <text:p>data extraction time</text:p>
          </table:table-cell>
          <table:table-cell office:value-type="string" calcext:value-type="string">
            <text:p>generating dsg</text:p>
          </table:table-cell>
          <table:table-cell office:value-type="string" calcext:value-type="string">
            <text:p>loading dse</text:p>
          </table:table-cell>
          <table:table-cell office:value-type="string" calcext:value-type="string">
            <text:p>loading expander</text:p>
          </table:table-cell>
          <table:table-cell/>
          <table:table-cell table:style-name="Default" office:value-type="string" calcext:value-type="string">
            <text:p>total_loading</text:p>
          </table:table-cell>
          <table:table-cell office:value-type="string" calcext:value-type="string">
            <text:p>data loading aver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office:value-type="string" calcext:value-type="string">
            <text:p>STATES.USE_PROTOCOL_PYTHON</text:p>
          </table:table-cell>
          <table:table-cell office:value-type="float" office:value="0" calcext:value-type="float">
            <text:p>0</text:p>
          </table:table-cell>
          <table:table-cell office:value-type="float" office:value="5256548580" calcext:value-type="float">
            <text:p>5256548580</text:p>
          </table:table-cell>
          <table:table-cell office:value-type="float" office:value="5245216744" calcext:value-type="float">
            <text:p>5245216744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00H00M03.372561S" calcext:value-type="time">
            <text:p>00:00:03.37</text:p>
          </table:table-cell>
          <table:table-cell table:style-name="ce2" office:value-type="time" office:time-value="PT01H42M09.658886S" calcext:value-type="time">
            <text:p>01:42:09.66</text:p>
          </table:table-cell>
          <table:table-cell table:style-name="ce2" office:value-type="time" office:time-value="PT03H08M22.136654S" calcext:value-type="time">
            <text:p>03:08:22.14</text:p>
          </table:table-cell>
          <table:table-cell table:style-name="ce2" office:value-type="time" office:time-value="PT00H00M00.516508S" calcext:value-type="time">
            <text:p>00:00:00.52</text:p>
          </table:table-cell>
          <table:table-cell/>
          <table:table-cell table:formula="of:=SUM([.J5:.K5])" office:value-type="time" office:time-value="PT03H08M22.653162S" calcext:value-type="time">
            <text:p>03:08:22.65</text:p>
          </table:table-cell>
          <table:table-cell table:style-name="ce2" table:formula="of:=AVERAGE([.M5:.M14])" office:value-type="time" office:time-value="PT03H07M57.1741714S" calcext:value-type="time">
            <text:p>03:07:57.17</text:p>
          </table:table-cell>
          <table:table-cell table:formula="of:=(3*60*60) + (7 * 60) + 57" office:value-type="float" office:value="11277" calcext:value-type="float">
            <text:p>112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1" calcext:value-type="float">
            <text:p>1</text:p>
          </table:table-cell>
          <table:table-cell office:value-type="float" office:value="5255369624" calcext:value-type="float">
            <text:p>5255369624</text:p>
          </table:table-cell>
          <table:table-cell office:value-type="float" office:value="5244037788" calcext:value-type="float">
            <text:p>5244037788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00H00M03.42004S" calcext:value-type="time">
            <text:p>00:00:03.42</text:p>
          </table:table-cell>
          <table:table-cell table:style-name="ce2" office:value-type="time" office:time-value="PT01H45M08.905574S" calcext:value-type="time">
            <text:p>01:45:08.91</text:p>
          </table:table-cell>
          <table:table-cell table:style-name="ce2" office:value-type="time" office:time-value="PT03H05M40.893842S" calcext:value-type="time">
            <text:p>03:05:40.89</text:p>
          </table:table-cell>
          <table:table-cell table:style-name="ce2" office:value-type="time" office:time-value="PT00H00M00.515641S" calcext:value-type="time">
            <text:p>00:00:00.52</text:p>
          </table:table-cell>
          <table:table-cell/>
          <table:table-cell table:formula="of:=SUM([.J6:.K6])" office:value-type="time" office:time-value="PT03H05M41.409483S" calcext:value-type="time">
            <text:p>03:05:41.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2" calcext:value-type="float">
            <text:p>2</text:p>
          </table:table-cell>
          <table:table-cell office:value-type="float" office:value="5257598928" calcext:value-type="float">
            <text:p>5257598928</text:p>
          </table:table-cell>
          <table:table-cell office:value-type="float" office:value="5246267092" calcext:value-type="float">
            <text:p>5246267092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00H00M03.388528S" calcext:value-type="time">
            <text:p>00:00:03.39</text:p>
          </table:table-cell>
          <table:table-cell table:style-name="ce2" office:value-type="time" office:time-value="PT01H39M38.125946S" calcext:value-type="time">
            <text:p>01:39:38.13</text:p>
          </table:table-cell>
          <table:table-cell table:style-name="ce2" office:value-type="time" office:time-value="PT03H05M51.589992S" calcext:value-type="time">
            <text:p>03:05:51.59</text:p>
          </table:table-cell>
          <table:table-cell table:style-name="ce2" office:value-type="time" office:time-value="PT00H00M00.515732S" calcext:value-type="time">
            <text:p>00:00:00.52</text:p>
          </table:table-cell>
          <table:table-cell/>
          <table:table-cell table:formula="of:=SUM([.J7:.K7])" office:value-type="time" office:time-value="PT03H05M52.105724S" calcext:value-type="time">
            <text:p>03:05:52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3" calcext:value-type="float">
            <text:p>3</text:p>
          </table:table-cell>
          <table:table-cell office:value-type="float" office:value="5256579360" calcext:value-type="float">
            <text:p>5256579360</text:p>
          </table:table-cell>
          <table:table-cell office:value-type="float" office:value="5245247524" calcext:value-type="float">
            <text:p>5245247524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00H00M03.375175S" calcext:value-type="time">
            <text:p>00:00:03.38</text:p>
          </table:table-cell>
          <table:table-cell table:style-name="ce2" office:value-type="time" office:time-value="PT01H37M59.905058S" calcext:value-type="time">
            <text:p>01:37:59.91</text:p>
          </table:table-cell>
          <table:table-cell table:style-name="ce2" office:value-type="time" office:time-value="PT03H08M08.100096S" calcext:value-type="time">
            <text:p>03:08:08.10</text:p>
          </table:table-cell>
          <table:table-cell table:style-name="ce2" office:value-type="time" office:time-value="PT00H00M00.51678S" calcext:value-type="time">
            <text:p>00:00:00.52</text:p>
          </table:table-cell>
          <table:table-cell/>
          <table:table-cell table:formula="of:=SUM([.J8:.K8])" office:value-type="time" office:time-value="PT03H08M08.616876S" calcext:value-type="time">
            <text:p>03:08:08.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4" calcext:value-type="float">
            <text:p>4</text:p>
          </table:table-cell>
          <table:table-cell office:value-type="float" office:value="5253214728" calcext:value-type="float">
            <text:p>5253214728</text:p>
          </table:table-cell>
          <table:table-cell office:value-type="float" office:value="5241882892" calcext:value-type="float">
            <text:p>5241882892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00H00M03.379352S" calcext:value-type="time">
            <text:p>00:00:03.38</text:p>
          </table:table-cell>
          <table:table-cell table:style-name="ce2" office:value-type="time" office:time-value="PT01H37M49.87628S" calcext:value-type="time">
            <text:p>01:37:49.88</text:p>
          </table:table-cell>
          <table:table-cell table:style-name="ce2" office:value-type="time" office:time-value="PT03H11M40.570297S" calcext:value-type="time">
            <text:p>03:11:40.57</text:p>
          </table:table-cell>
          <table:table-cell table:style-name="ce2" office:value-type="time" office:time-value="PT00H00M00.515315S" calcext:value-type="time">
            <text:p>00:00:00.52</text:p>
          </table:table-cell>
          <table:table-cell/>
          <table:table-cell table:formula="of:=SUM([.J9:.K9])" office:value-type="time" office:time-value="PT03H11M41.085612S" calcext:value-type="time">
            <text:p>03:11:41.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2"/>
          <table:table-cell table:number-columns-repeated="7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aptop </text:p>
          </table:table-cell>
          <table:table-cell table:number-columns-repeated="10"/>
          <table:table-cell table:style-name="Default"/>
          <table:table-cell table:number-columns-repeated="2"/>
        </table:table-row>
      </table:table>
      <table:table table:name="STATES.USE_PROTOCOL_PYTHON_EXPANDER" table:style-name="ta1"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 table:number-rows-repeated="3">
          <table:table-cell table:number-columns-repeated="8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otal sdram</text:p>
          </table:table-cell>
          <table:table-cell office:value-type="string" calcext:value-type="string">
            <text:p>matrix sdram</text:p>
          </table:table-cell>
          <table:table-cell office:value-type="string" calcext:value-type="string">
            <text:p>expander sdram</text:p>
          </table:table-cell>
          <table:table-cell table:style-name="Default" office:value-type="string" calcext:value-type="string">
            <text:p>data extraction time</text:p>
          </table:table-cell>
          <table:table-cell table:style-name="Default" office:value-type="string" calcext:value-type="string">
            <text:p>generating dsg</text:p>
          </table:table-cell>
          <table:table-cell table:style-name="Default" office:value-type="string" calcext:value-type="string">
            <text:p>loading dse</text:p>
          </table:table-cell>
          <table:table-cell table:style-name="Default" office:value-type="string" calcext:value-type="string">
            <text:p>loading expander</text:p>
          </table:table-cell>
          <table:table-cell/>
          <table:table-cell table:style-name="Default" office:value-type="string" calcext:value-type="string">
            <text:p>total_loading</text:p>
          </table:table-cell>
          <table:table-cell office:value-type="string" calcext:value-type="string">
            <text:p>data laoding average</text:p>
          </table:table-cell>
          <table:table-cell office:value-type="string" calcext:value-type="string">
            <text:p>seco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ptop</text:p>
          </table:table-cell>
          <table:table-cell table:style-name="ce1" office:value-type="string" calcext:value-type="string">
            <text:p>STATES.USE_PROTOCOL_PYTHON_EXPANDER</text:p>
          </table:table-cell>
          <table:table-cell office:value-type="float" office:value="0" calcext:value-type="float">
            <text:p>0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36.088029S" calcext:value-type="time">
            <text:p>00:00:36.09</text:p>
          </table:table-cell>
          <table:table-cell office:value-type="time" office:time-value="PT00H04M24.345543S" calcext:value-type="time">
            <text:p>00:04:24.35</text:p>
          </table:table-cell>
          <table:table-cell office:value-type="time" office:time-value="PT00H04M49.259728S" calcext:value-type="time">
            <text:p>00:04:49.26</text:p>
          </table:table-cell>
          <table:table-cell office:value-type="time" office:time-value="PT00H06M02.409399S" calcext:value-type="time">
            <text:p>00:06:02.41</text:p>
          </table:table-cell>
          <table:table-cell office:value-type="float" office:value="8101264" calcext:value-type="float">
            <text:p>8101264</text:p>
          </table:table-cell>
          <table:table-cell table:formula="of:=SUM([.K5:.L5])" office:value-type="time" office:time-value="PT00H10M51.669127S" calcext:value-type="time">
            <text:p>00:10:51.67</text:p>
          </table:table-cell>
          <table:table-cell table:style-name="ce2" table:formula="of:=AVERAGE([.N5:.N14])" office:value-type="time" office:time-value="PT00H11M20.4172009S" calcext:value-type="time">
            <text:p>00:11:20.42</text:p>
          </table:table-cell>
          <table:table-cell table:style-name="ce11" office:value-type="float" office:value="680" calcext:value-type="float">
            <text:p>68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1" calcext:value-type="float">
            <text:p>1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1.456972S" calcext:value-type="time">
            <text:p>00:00:41.46</text:p>
          </table:table-cell>
          <table:table-cell office:value-type="time" office:time-value="PT00H09M03.114966S" calcext:value-type="time">
            <text:p>00:09:03.11</text:p>
          </table:table-cell>
          <table:table-cell office:value-type="time" office:time-value="PT00H05M58.624675S" calcext:value-type="time">
            <text:p>00:05:58.62</text:p>
          </table:table-cell>
          <table:table-cell office:value-type="time" office:time-value="PT00H06M02.144694S" calcext:value-type="time">
            <text:p>00:06:02.14</text:p>
          </table:table-cell>
          <table:table-cell office:value-type="float" office:value="9751052" calcext:value-type="float">
            <text:p>9751052</text:p>
          </table:table-cell>
          <table:table-cell table:formula="of:=SUM([.K6:.L6])" office:value-type="time" office:time-value="PT00H12M00.769369S" calcext:value-type="time">
            <text:p>00:12:00.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2" calcext:value-type="float">
            <text:p>2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3.128739S" calcext:value-type="time">
            <text:p>00:00:43.13</text:p>
          </table:table-cell>
          <table:table-cell table:style-name="ce8" office:value-type="time" office:time-value="PT00H05M29.127251S" calcext:value-type="time">
            <text:p>00:05:29.13</text:p>
          </table:table-cell>
          <table:table-cell table:style-name="ce8" office:value-type="time" office:time-value="PT00H05M00.190533S" calcext:value-type="time">
            <text:p>00:05:00.19</text:p>
          </table:table-cell>
          <table:table-cell table:style-name="ce8" office:value-type="time" office:time-value="PT00H06M04.117858S" calcext:value-type="time">
            <text:p>00:06:04.12</text:p>
          </table:table-cell>
          <table:table-cell table:style-name="ce1" office:value-type="float" office:value="9710896" calcext:value-type="float">
            <text:p>9710896</text:p>
          </table:table-cell>
          <table:table-cell table:formula="of:=SUM([.K7:.L7])" office:value-type="time" office:time-value="PT00H11M04.308391S" calcext:value-type="time">
            <text:p>00:11:04.31</text:p>
          </table:table-cell>
          <table:table-cell office:value-type="string" calcext:value-type="string">
            <text:p>data extraction average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3" calcext:value-type="float">
            <text:p>3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3.136804S" calcext:value-type="time">
            <text:p>00:00:43.14</text:p>
          </table:table-cell>
          <table:table-cell table:style-name="ce8" office:value-type="time" office:time-value="PT00H05M00.967261S" calcext:value-type="time">
            <text:p>00:05:00.97</text:p>
          </table:table-cell>
          <table:table-cell table:style-name="ce8" office:value-type="time" office:time-value="PT00H05M07.986209S" calcext:value-type="time">
            <text:p>00:05:07.99</text:p>
          </table:table-cell>
          <table:table-cell table:style-name="ce8" office:value-type="time" office:time-value="PT00H06M02.476636S" calcext:value-type="time">
            <text:p>00:06:02.48</text:p>
          </table:table-cell>
          <table:table-cell table:style-name="ce1" office:value-type="float" office:value="9745716" calcext:value-type="float">
            <text:p>9745716</text:p>
          </table:table-cell>
          <table:table-cell table:formula="of:=SUM([.K8:.L8])" office:value-type="time" office:time-value="PT00H11M10.462845S" calcext:value-type="time">
            <text:p>00:11:10.46</text:p>
          </table:table-cell>
          <table:table-cell table:style-name="ce2" table:formula="of:=AVERAGE([.I5:.I14])" office:value-type="time" office:time-value="PT00H00M43.293741S" calcext:value-type="time">
            <text:p>00:00:43.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4" calcext:value-type="float">
            <text:p>4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7.893542S" calcext:value-type="time">
            <text:p>00:00:47.89</text:p>
          </table:table-cell>
          <table:table-cell table:style-name="ce8" office:value-type="time" office:time-value="PT00H04M57.455538S" calcext:value-type="time">
            <text:p>00:04:57.46</text:p>
          </table:table-cell>
          <table:table-cell table:style-name="ce8" office:value-type="time" office:time-value="PT00H05M05.366778S" calcext:value-type="time">
            <text:p>00:05:05.37</text:p>
          </table:table-cell>
          <table:table-cell table:style-name="ce8" office:value-type="time" office:time-value="PT00H06M02.747046S" calcext:value-type="time">
            <text:p>00:06:02.75</text:p>
          </table:table-cell>
          <table:table-cell table:style-name="ce1" office:value-type="float" office:value="9755932" calcext:value-type="float">
            <text:p>9755932</text:p>
          </table:table-cell>
          <table:table-cell table:formula="of:=SUM([.K9:.L9])" office:value-type="time" office:time-value="PT00H11M08.113824S" calcext:value-type="time">
            <text:p>00:11:08.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5" calcext:value-type="float">
            <text:p>5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3.082007S" calcext:value-type="time">
            <text:p>00:00:43.08</text:p>
          </table:table-cell>
          <table:table-cell table:style-name="ce8" office:value-type="time" office:time-value="PT00H05M19.752399S" calcext:value-type="time">
            <text:p>00:05:19.75</text:p>
          </table:table-cell>
          <table:table-cell table:style-name="ce8" office:value-type="time" office:time-value="PT00H05M04.961083S" calcext:value-type="time">
            <text:p>00:05:04.96</text:p>
          </table:table-cell>
          <table:table-cell table:style-name="ce8" office:value-type="time" office:time-value="PT00H06M02.601646S" calcext:value-type="time">
            <text:p>00:06:02.60</text:p>
          </table:table-cell>
          <table:table-cell table:style-name="ce1" office:value-type="float" office:value="9709524" calcext:value-type="float">
            <text:p>9709524</text:p>
          </table:table-cell>
          <table:table-cell table:formula="of:=SUM([.K10:.L10])" office:value-type="time" office:time-value="PT00H11M07.562729S" calcext:value-type="time">
            <text:p>00:11:07.56</text:p>
          </table:table-cell>
          <table:table-cell office:value-type="string" calcext:value-type="string">
            <text:p>recorded data average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6" calcext:value-type="float">
            <text:p>6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5.12872S" calcext:value-type="time">
            <text:p>00:00:45.13</text:p>
          </table:table-cell>
          <table:table-cell table:style-name="ce8" office:value-type="time" office:time-value="PT00H04M43.096738S" calcext:value-type="time">
            <text:p>00:04:43.10</text:p>
          </table:table-cell>
          <table:table-cell table:style-name="ce8" office:value-type="time" office:time-value="PT00H05M02.765035S" calcext:value-type="time">
            <text:p>00:05:02.77</text:p>
          </table:table-cell>
          <table:table-cell table:style-name="ce8" office:value-type="time" office:time-value="PT00H06M02.59542S" calcext:value-type="time">
            <text:p>00:06:02.60</text:p>
          </table:table-cell>
          <table:table-cell table:style-name="ce1" office:value-type="float" office:value="9753632" calcext:value-type="float">
            <text:p>9753632</text:p>
          </table:table-cell>
          <table:table-cell table:formula="of:=SUM([.K11:.L11])" office:value-type="time" office:time-value="PT00H11M05.360455S" calcext:value-type="time">
            <text:p>00:11:05.36</text:p>
          </table:table-cell>
          <table:table-cell table:formula="of:=AVERAGE([.M5:.M14])" office:value-type="float" office:value="9580341.2" calcext:value-type="float">
            <text:p>9580341.2</text:p>
          </table:table-cell>
          <table:table-cell table:formula="of:=[.O11]/1024/1024" office:value-type="float" office:value="9.13652534484863" calcext:value-type="float">
            <text:p>9.13652534484863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7" calcext:value-type="float">
            <text:p>7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2.856091S" calcext:value-type="time">
            <text:p>00:00:42.86</text:p>
          </table:table-cell>
          <table:table-cell table:style-name="ce8" office:value-type="time" office:time-value="PT00H05M02.947727S" calcext:value-type="time">
            <text:p>00:05:02.95</text:p>
          </table:table-cell>
          <table:table-cell table:style-name="ce8" office:value-type="time" office:time-value="PT00H05M40.697159S" calcext:value-type="time">
            <text:p>00:05:40.70</text:p>
          </table:table-cell>
          <table:table-cell table:style-name="ce8" office:value-type="time" office:time-value="PT00H06M02.556318S" calcext:value-type="time">
            <text:p>00:06:02.56</text:p>
          </table:table-cell>
          <table:table-cell table:style-name="ce1" office:value-type="float" office:value="9754260" calcext:value-type="float">
            <text:p>9754260</text:p>
          </table:table-cell>
          <table:table-cell table:formula="of:=SUM([.K12:.L12])" office:value-type="time" office:time-value="PT00H11M43.253477S" calcext:value-type="time">
            <text:p>00:11:43.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8" calcext:value-type="float">
            <text:p>8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5.098037S" calcext:value-type="time">
            <text:p>00:00:45.10</text:p>
          </table:table-cell>
          <table:table-cell table:style-name="ce8" office:value-type="time" office:time-value="PT00H04M45.211718S" calcext:value-type="time">
            <text:p>00:04:45.21</text:p>
          </table:table-cell>
          <table:table-cell table:style-name="ce8" office:value-type="time" office:time-value="PT00H05M25.076275S" calcext:value-type="time">
            <text:p>00:05:25.08</text:p>
          </table:table-cell>
          <table:table-cell table:style-name="ce8" office:value-type="time" office:time-value="PT00H06M02.489193S" calcext:value-type="time">
            <text:p>00:06:02.49</text:p>
          </table:table-cell>
          <table:table-cell table:style-name="ce1" office:value-type="float" office:value="9767412" calcext:value-type="float">
            <text:p>9767412</text:p>
          </table:table-cell>
          <table:table-cell table:formula="of:=SUM([.K13:.L13])" office:value-type="time" office:time-value="PT00H11M27.565468S" calcext:value-type="time">
            <text:p>00:11:27.5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9" calcext:value-type="float">
            <text:p>9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5.068469S" calcext:value-type="time">
            <text:p>00:00:45.07</text:p>
          </table:table-cell>
          <table:table-cell table:style-name="ce8" office:value-type="time" office:time-value="PT00H04M40.006692S" calcext:value-type="time">
            <text:p>00:04:40.01</text:p>
          </table:table-cell>
          <table:table-cell table:style-name="ce8" office:value-type="time" office:time-value="PT00H05M42.699171S" calcext:value-type="time">
            <text:p>00:05:42.70</text:p>
          </table:table-cell>
          <table:table-cell table:style-name="ce8" office:value-type="time" office:time-value="PT00H06M02.407153S" calcext:value-type="time">
            <text:p>00:06:02.41</text:p>
          </table:table-cell>
          <table:table-cell table:style-name="ce1" office:value-type="float" office:value="9753724" calcext:value-type="float">
            <text:p>9753724</text:p>
          </table:table-cell>
          <table:table-cell table:formula="of:=SUM([.K14:.L14])" office:value-type="time" office:time-value="PT00H11M45.106324S" calcext:value-type="time">
            <text:p>00:11:45.1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STATES.USE_PROTOCOL_PYTHON_EXPANDER</text:p>
          </table:table-cell>
          <table:table-cell office:value-type="float" office:value="0" calcext:value-type="float">
            <text:p>0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39653S" calcext:value-type="time">
            <text:p>00:00:03.44</text:p>
          </table:table-cell>
          <table:table-cell office:value-type="time" office:time-value="PT00H09M04.317043S" calcext:value-type="time">
            <text:p>00:09:04.32</text:p>
          </table:table-cell>
          <table:table-cell office:value-type="time" office:time-value="PT00H01M29.97575S" calcext:value-type="time">
            <text:p>00:01:29.98</text:p>
          </table:table-cell>
          <table:table-cell office:value-type="time" office:time-value="PT00H05M59.947288S" calcext:value-type="time">
            <text:p>00:05:59.95</text:p>
          </table:table-cell>
          <table:table-cell/>
          <table:table-cell table:formula="of:=SUM([.K16:.L16])" office:value-type="time" office:time-value="PT00H07M29.923038S" calcext:value-type="time">
            <text:p>00:07:29.92</text:p>
          </table:table-cell>
          <table:table-cell table:style-name="ce2" table:formula="of:=AVERAGE([.N16:.N25])" office:value-type="time" office:time-value="PT00H07M29.6397275S" calcext:value-type="time">
            <text:p>00:07:29.6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1" calcext:value-type="float">
            <text:p>1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28227S" calcext:value-type="time">
            <text:p>00:00:03.43</text:p>
          </table:table-cell>
          <table:table-cell office:value-type="time" office:time-value="PT00H09M09.88297S" calcext:value-type="time">
            <text:p>00:09:09.88</text:p>
          </table:table-cell>
          <table:table-cell office:value-type="time" office:time-value="PT00H01M29.929784S" calcext:value-type="time">
            <text:p>00:01:29.93</text:p>
          </table:table-cell>
          <table:table-cell office:value-type="time" office:time-value="PT00H06M00.00562S" calcext:value-type="time">
            <text:p>00:06:00.01</text:p>
          </table:table-cell>
          <table:table-cell/>
          <table:table-cell table:formula="of:=SUM([.K17:.L17])" office:value-type="time" office:time-value="PT00H07M29.935404S" calcext:value-type="time">
            <text:p>00:07:29.94</text:p>
          </table:table-cell>
          <table:table-cell table:formula="of:=7*60" office:value-type="float" office:value="420" calcext:value-type="float">
            <text:p>42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2" calcext:value-type="float">
            <text:p>2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27265S" calcext:value-type="time">
            <text:p>00:00:03.43</text:p>
          </table:table-cell>
          <table:table-cell office:value-type="time" office:time-value="PT00H09M15.250643S" calcext:value-type="time">
            <text:p>00:09:15.25</text:p>
          </table:table-cell>
          <table:table-cell office:value-type="time" office:time-value="PT00H01M31.131314S" calcext:value-type="time">
            <text:p>00:01:31.13</text:p>
          </table:table-cell>
          <table:table-cell office:value-type="time" office:time-value="PT00H05M59.881418S" calcext:value-type="time">
            <text:p>00:05:59.88</text:p>
          </table:table-cell>
          <table:table-cell/>
          <table:table-cell table:formula="of:=SUM([.K18:.L18])" office:value-type="time" office:time-value="PT00H07M31.012732S" calcext:value-type="time">
            <text:p>00:07:31.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3" calcext:value-type="float">
            <text:p>3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28229S" calcext:value-type="time">
            <text:p>00:00:03.43</text:p>
          </table:table-cell>
          <table:table-cell office:value-type="time" office:time-value="PT00H09M13.980117S" calcext:value-type="time">
            <text:p>00:09:13.98</text:p>
          </table:table-cell>
          <table:table-cell office:value-type="time" office:time-value="PT00H01M29.938845S" calcext:value-type="time">
            <text:p>00:01:29.94</text:p>
          </table:table-cell>
          <table:table-cell office:value-type="time" office:time-value="PT00H05M59.973748S" calcext:value-type="time">
            <text:p>00:05:59.97</text:p>
          </table:table-cell>
          <table:table-cell/>
          <table:table-cell table:formula="of:=SUM([.K19:.L19])" office:value-type="time" office:time-value="PT00H07M29.912593S" calcext:value-type="time">
            <text:p>00:07:29.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4" calcext:value-type="float">
            <text:p>4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18274S" calcext:value-type="time">
            <text:p>00:00:03.42</text:p>
          </table:table-cell>
          <table:table-cell office:value-type="time" office:time-value="PT00H09M16.684971S" calcext:value-type="time">
            <text:p>00:09:16.68</text:p>
          </table:table-cell>
          <table:table-cell office:value-type="time" office:time-value="PT00H01M30.166574S" calcext:value-type="time">
            <text:p>00:01:30.17</text:p>
          </table:table-cell>
          <table:table-cell office:value-type="time" office:time-value="PT00H05M59.85901S" calcext:value-type="time">
            <text:p>00:05:59.86</text:p>
          </table:table-cell>
          <table:table-cell/>
          <table:table-cell table:formula="of:=SUM([.K20:.L20])" office:value-type="time" office:time-value="PT00H07M30.025584S" calcext:value-type="time">
            <text:p>00:07:30.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5" calcext:value-type="float">
            <text:p>5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15874S" calcext:value-type="time">
            <text:p>00:00:03.42</text:p>
          </table:table-cell>
          <table:table-cell office:value-type="time" office:time-value="PT00H09M12.422705S" calcext:value-type="time">
            <text:p>00:09:12.42</text:p>
          </table:table-cell>
          <table:table-cell office:value-type="time" office:time-value="PT00H01M29.507167S" calcext:value-type="time">
            <text:p>00:01:29.51</text:p>
          </table:table-cell>
          <table:table-cell office:value-type="time" office:time-value="PT00H05M59.91286S" calcext:value-type="time">
            <text:p>00:05:59.91</text:p>
          </table:table-cell>
          <table:table-cell/>
          <table:table-cell table:formula="of:=SUM([.K21:.L21])" office:value-type="time" office:time-value="PT00H07M29.420027S" calcext:value-type="time">
            <text:p>00:07:29.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6" calcext:value-type="float">
            <text:p>6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00228S" calcext:value-type="time">
            <text:p>00:00:03.40</text:p>
          </table:table-cell>
          <table:table-cell office:value-type="time" office:time-value="PT00H09M10.496359S" calcext:value-type="time">
            <text:p>00:09:10.50</text:p>
          </table:table-cell>
          <table:table-cell office:value-type="time" office:time-value="PT00H01M29.511487S" calcext:value-type="time">
            <text:p>00:01:29.51</text:p>
          </table:table-cell>
          <table:table-cell office:value-type="time" office:time-value="PT00H05M59.941061S" calcext:value-type="time">
            <text:p>00:05:59.94</text:p>
          </table:table-cell>
          <table:table-cell/>
          <table:table-cell table:formula="of:=SUM([.K22:.L22])" office:value-type="time" office:time-value="PT00H07M29.452548S" calcext:value-type="time">
            <text:p>00:07:29.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7" calcext:value-type="float">
            <text:p>7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3061S" calcext:value-type="time">
            <text:p>00:00:03.43</text:p>
          </table:table-cell>
          <table:table-cell office:value-type="time" office:time-value="PT00H09M05.686604S" calcext:value-type="time">
            <text:p>00:09:05.69</text:p>
          </table:table-cell>
          <table:table-cell office:value-type="time" office:time-value="PT00H01M29.285164S" calcext:value-type="time">
            <text:p>00:01:29.29</text:p>
          </table:table-cell>
          <table:table-cell office:value-type="time" office:time-value="PT00H05M59.990641S" calcext:value-type="time">
            <text:p>00:05:59.99</text:p>
          </table:table-cell>
          <table:table-cell/>
          <table:table-cell table:formula="of:=SUM([.K23:.L23])" office:value-type="time" office:time-value="PT00H07M29.275805S" calcext:value-type="time">
            <text:p>00:07:29.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8" calcext:value-type="float">
            <text:p>8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396221S" calcext:value-type="time">
            <text:p>00:00:03.40</text:p>
          </table:table-cell>
          <table:table-cell office:value-type="time" office:time-value="PT00H09M08.681634S" calcext:value-type="time">
            <text:p>00:09:08.68</text:p>
          </table:table-cell>
          <table:table-cell office:value-type="time" office:time-value="PT00H01M29.033448S" calcext:value-type="time">
            <text:p>00:01:29.03</text:p>
          </table:table-cell>
          <table:table-cell office:value-type="time" office:time-value="PT00H05M59.973484S" calcext:value-type="time">
            <text:p>00:05:59.97</text:p>
          </table:table-cell>
          <table:table-cell/>
          <table:table-cell table:formula="of:=SUM([.K24:.L24])" office:value-type="time" office:time-value="PT00H07M29.006932S" calcext:value-type="time">
            <text:p>00:07:29.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9" calcext:value-type="float">
            <text:p>9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21969S" calcext:value-type="time">
            <text:p>00:00:03.42</text:p>
          </table:table-cell>
          <table:table-cell office:value-type="time" office:time-value="PT00H09M03.864178S" calcext:value-type="time">
            <text:p>00:09:03.86</text:p>
          </table:table-cell>
          <table:table-cell office:value-type="time" office:time-value="PT00H01M28.539451S" calcext:value-type="time">
            <text:p>00:01:28.54</text:p>
          </table:table-cell>
          <table:table-cell office:value-type="time" office:time-value="PT00H05M59.893161S" calcext:value-type="time">
            <text:p>00:05:59.89</text:p>
          </table:table-cell>
          <table:table-cell/>
          <table:table-cell table:formula="of:=SUM([.K25:.L25])" office:value-type="time" office:time-value="PT00H07M28.432612S" calcext:value-type="time">
            <text:p>00:07:28.4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rver</text:p>
          </table:table-cell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8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ptop</text:p>
          </table:table-cell>
          <table:table-cell office:value-type="string" calcext:value-type="string">
            <text:p>STATES.USE_PROTOCOL_PYTHON_EXPANDER</text:p>
          </table:table-cell>
          <table:table-cell office:value-type="float" office:value="0" calcext:value-type="float">
            <text:p>0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3.631229S" calcext:value-type="time">
            <text:p>00:00:43.63</text:p>
          </table:table-cell>
          <table:table-cell office:value-type="time" office:time-value="PT00H04M37.189541S" calcext:value-type="time">
            <text:p>00:04:37.19</text:p>
          </table:table-cell>
          <table:table-cell office:value-type="time" office:time-value="PT00H05M33.981829S" calcext:value-type="time">
            <text:p>00:05:33.98</text:p>
          </table:table-cell>
          <table:table-cell office:value-type="time" office:time-value="PT00H06M02.687245S" calcext:value-type="time">
            <text:p>00:06:02.69</text:p>
          </table:table-cell>
          <table:table-cell office:value-type="float" office:value="9733336" calcext:value-type="float">
            <text:p>9733336</text:p>
          </table:table-cell>
          <table:table-cell office:value-type="time" office:time-value="PT00H04M41.766242S" calcext:value-type="time">
            <text:p>00:04:41.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1" calcext:value-type="float">
            <text:p>1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3.688163S" calcext:value-type="time">
            <text:p>00:00:43.69</text:p>
          </table:table-cell>
          <table:table-cell office:value-type="time" office:time-value="PT00H04M40.135796S" calcext:value-type="time">
            <text:p>00:04:40.14</text:p>
          </table:table-cell>
          <table:table-cell office:value-type="time" office:time-value="PT00H05M15.591917S" calcext:value-type="time">
            <text:p>00:05:15.59</text:p>
          </table:table-cell>
          <table:table-cell office:value-type="time" office:time-value="PT00H06M02.468282S" calcext:value-type="time">
            <text:p>00:06:02.47</text:p>
          </table:table-cell>
          <table:table-cell office:value-type="float" office:value="9756336" calcext:value-type="float">
            <text:p>9756336</text:p>
          </table:table-cell>
          <table:table-cell office:value-type="time" office:time-value="PT00H04M23.12417S" calcext:value-type="time">
            <text:p>00:04:23.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2" calcext:value-type="float">
            <text:p>2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3.772527S" calcext:value-type="time">
            <text:p>00:00:43.77</text:p>
          </table:table-cell>
          <table:table-cell office:value-type="time" office:time-value="PT00H04M37.382857S" calcext:value-type="time">
            <text:p>00:04:37.38</text:p>
          </table:table-cell>
          <table:table-cell office:value-type="time" office:time-value="PT00H05M17.909555S" calcext:value-type="time">
            <text:p>00:05:17.91</text:p>
          </table:table-cell>
          <table:table-cell office:value-type="time" office:time-value="PT00H06M02.43354S" calcext:value-type="time">
            <text:p>00:06:02.43</text:p>
          </table:table-cell>
          <table:table-cell office:value-type="float" office:value="9701368" calcext:value-type="float">
            <text:p>9701368</text:p>
          </table:table-cell>
          <table:table-cell office:value-type="time" office:time-value="PT00H04M26.108293S" calcext:value-type="time">
            <text:p>00:04:26.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3" calcext:value-type="float">
            <text:p>3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4.434527S" calcext:value-type="time">
            <text:p>00:00:44.43</text:p>
          </table:table-cell>
          <table:table-cell office:value-type="time" office:time-value="PT00H04M38.411899S" calcext:value-type="time">
            <text:p>00:04:38.41</text:p>
          </table:table-cell>
          <table:table-cell office:value-type="time" office:time-value="PT00H05M14.150665S" calcext:value-type="time">
            <text:p>00:05:14.15</text:p>
          </table:table-cell>
          <table:table-cell office:value-type="time" office:time-value="PT00H06M02.602424S" calcext:value-type="time">
            <text:p>00:06:02.60</text:p>
          </table:table-cell>
          <table:table-cell office:value-type="float" office:value="9781224" calcext:value-type="float">
            <text:p>9781224</text:p>
          </table:table-cell>
          <table:table-cell office:value-type="time" office:time-value="PT00H04M22.157392S" calcext:value-type="time">
            <text:p>00:04:22.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4" calcext:value-type="float">
            <text:p>4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4.238575S" calcext:value-type="time">
            <text:p>00:00:44.24</text:p>
          </table:table-cell>
          <table:table-cell office:value-type="time" office:time-value="PT00H04M38.6646S" calcext:value-type="time">
            <text:p>00:04:38.66</text:p>
          </table:table-cell>
          <table:table-cell office:value-type="time" office:time-value="PT00H05M23.601654S" calcext:value-type="time">
            <text:p>00:05:23.60</text:p>
          </table:table-cell>
          <table:table-cell office:value-type="time" office:time-value="PT00H06M02.535236S" calcext:value-type="time">
            <text:p>00:06:02.54</text:p>
          </table:table-cell>
          <table:table-cell office:value-type="float" office:value="9723092" calcext:value-type="float">
            <text:p>9723092</text:p>
          </table:table-cell>
          <table:table-cell office:value-type="time" office:time-value="PT00H04M31.930844S" calcext:value-type="time">
            <text:p>00:04:31.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5" calcext:value-type="float">
            <text:p>5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3.767275S" calcext:value-type="time">
            <text:p>00:00:43.77</text:p>
          </table:table-cell>
          <table:table-cell office:value-type="time" office:time-value="PT00H04M38.640606S" calcext:value-type="time">
            <text:p>00:04:38.64</text:p>
          </table:table-cell>
          <table:table-cell office:value-type="time" office:time-value="PT00H05M02.482937S" calcext:value-type="time">
            <text:p>00:05:02.48</text:p>
          </table:table-cell>
          <table:table-cell office:value-type="time" office:time-value="PT00H06M02.598996S" calcext:value-type="time">
            <text:p>00:06:02.60</text:p>
          </table:table-cell>
          <table:table-cell office:value-type="float" office:value="9696528" calcext:value-type="float">
            <text:p>9696528</text:p>
          </table:table-cell>
          <table:table-cell office:value-type="time" office:time-value="PT00H04M10.296209S" calcext:value-type="time">
            <text:p>00:04:10.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6" calcext:value-type="float">
            <text:p>6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4.140193S" calcext:value-type="time">
            <text:p>00:00:44.14</text:p>
          </table:table-cell>
          <table:table-cell office:value-type="time" office:time-value="PT00H04M38.098402S" calcext:value-type="time">
            <text:p>00:04:38.10</text:p>
          </table:table-cell>
          <table:table-cell office:value-type="time" office:time-value="PT00H05M32.262665S" calcext:value-type="time">
            <text:p>00:05:32.26</text:p>
          </table:table-cell>
          <table:table-cell office:value-type="time" office:time-value="PT00H06M02.519417S" calcext:value-type="time">
            <text:p>00:06:02.52</text:p>
          </table:table-cell>
          <table:table-cell office:value-type="float" office:value="9743948" calcext:value-type="float">
            <text:p>9743948</text:p>
          </table:table-cell>
          <table:table-cell office:value-type="time" office:time-value="PT00H04M40.12193S" calcext:value-type="time">
            <text:p>00:04:40.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7" calcext:value-type="float">
            <text:p>7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4.300488S" calcext:value-type="time">
            <text:p>00:00:44.30</text:p>
          </table:table-cell>
          <table:table-cell office:value-type="time" office:time-value="PT00H07M40.14584S" calcext:value-type="time">
            <text:p>00:07:40.15</text:p>
          </table:table-cell>
          <table:table-cell office:value-type="time" office:time-value="PT00H05M20.489542S" calcext:value-type="time">
            <text:p>00:05:20.49</text:p>
          </table:table-cell>
          <table:table-cell office:value-type="time" office:time-value="PT00H06M02.453921S" calcext:value-type="time">
            <text:p>00:06:02.45</text:p>
          </table:table-cell>
          <table:table-cell office:value-type="float" office:value="9703404" calcext:value-type="float">
            <text:p>9703404</text:p>
          </table:table-cell>
          <table:table-cell office:value-type="time" office:time-value="PT00H04M28.432908S" calcext:value-type="time">
            <text:p>00:04:28.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8" calcext:value-type="float">
            <text:p>8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3.723679S" calcext:value-type="time">
            <text:p>00:00:43.72</text:p>
          </table:table-cell>
          <table:table-cell office:value-type="time" office:time-value="PT00H04M36.732861S" calcext:value-type="time">
            <text:p>00:04:36.73</text:p>
          </table:table-cell>
          <table:table-cell office:value-type="time" office:time-value="PT00H05M30.174966S" calcext:value-type="time">
            <text:p>00:05:30.17</text:p>
          </table:table-cell>
          <table:table-cell office:value-type="time" office:time-value="PT00H06M02.479254S" calcext:value-type="time">
            <text:p>00:06:02.48</text:p>
          </table:table-cell>
          <table:table-cell office:value-type="float" office:value="9761396" calcext:value-type="float">
            <text:p>9761396</text:p>
          </table:table-cell>
          <table:table-cell office:value-type="time" office:time-value="PT00H04M37.841509S" calcext:value-type="time">
            <text:p>00:04:37.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9" calcext:value-type="float">
            <text:p>9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6.597148S" calcext:value-type="time">
            <text:p>00:00:46.60</text:p>
          </table:table-cell>
          <table:table-cell office:value-type="time" office:time-value="PT00H04M39.278909S" calcext:value-type="time">
            <text:p>00:04:39.28</text:p>
          </table:table-cell>
          <table:table-cell office:value-type="time" office:time-value="PT00H05M19.138041S" calcext:value-type="time">
            <text:p>00:05:19.14</text:p>
          </table:table-cell>
          <table:table-cell office:value-type="time" office:time-value="PT00H06M02.703538S" calcext:value-type="time">
            <text:p>00:06:02.70</text:p>
          </table:table-cell>
          <table:table-cell office:value-type="float" office:value="9742876" calcext:value-type="float">
            <text:p>9742876</text:p>
          </table:table-cell>
          <table:table-cell office:value-type="time" office:time-value="PT00H04M27.284906S" calcext:value-type="time">
            <text:p>00:04:27.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0:24:19.204947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09:15:01.609225601</meta:creation-date>
    <dc:date>2020-02-08T15:36:02.493105051</dc:date>
    <meta:editing-duration>P3DT18H48M30S</meta:editing-duration>
    <meta:editing-cycles>26</meta:editing-cycles>
    <meta:generator>LibreOffice/6.0.7.3$Linux_X86_64 LibreOffice_project/00m0$Build-3</meta:generator>
    <meta:document-statistic meta:table-count="4" meta:cell-count="911" meta:object-count="0"/>
  </office:meta>
</office:document-meta>
</file>